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Heading_20_3">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8"/>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paragraph-properties fo:text-align="start" style:justify-single-word="false"/>
    </style:style>
    <style:style style:name="P18" style:family="paragraph" style:parent-style-name="Standard" style:list-style-name="L10"/>
    <style:style style:name="P19" style:family="paragraph" style:parent-style-name="Standard" style:list-style-name="L11"/>
    <style:style style:name="P20" style:family="paragraph" style:parent-style-name="Standard">
      <style:paragraph-properties fo:break-before="page"/>
    </style:style>
    <style:style style:name="P21" style:family="paragraph" style:parent-style-name="Standard" style:list-style-name="L11">
      <style:paragraph-properties fo:margin-left="0.4925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10 Pitch1"/>
    </style:style>
    <style:style style:name="T5" style:family="text">
      <style:text-properties style:font-name="Courier 10 Pitch1" fo:font-style="normal" style:font-style-asian="normal" style:font-style-complex="normal"/>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style:font-name="Courier 10 Pitch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Introduction<text:tab/>2</text:p>
          <text:p text:style-name="P7">2Fundamental concepts<text:tab/>2</text:p>
          <text:p text:style-name="P6">2.1XML Variables<text:tab/>2</text:p>
          <text:p text:style-name="P6">2.2Expressions<text:tab/>3</text:p>
          <text:p text:style-name="P5">2.2.1XML expressions<text:tab/>3</text:p>
          <text:p text:style-name="P5">2.2.2Text expressions<text:tab/>3</text:p>
          <text:p text:style-name="P7">3XML construction commands<text:tab/>4</text:p>
          <text:p text:style-name="P6">3.1Attribute shortcuts<text:tab/>4</text:p>
          <text:p text:style-name="P6">3.2examples<text:tab/>6</text:p>
          <text:p text:style-name="P7">4Command reference<text:tab/>7</text:p>
          <text:p text:style-name="P6">4.1import command<text:tab/>7</text:p>
          <text:p text:style-name="P6">4.2default command<text:tab/>7</text:p>
          <text:p text:style-name="P6">4.3append command<text:tab/>7</text:p>
          <text:p text:style-name="P6">4.4output command<text:tab/>7</text:p>
          <text:p text:style-name="P6">4.5call command<text:tab/>8</text:p>
          <text:p text:style-name="P5">4.5.1async attribute<text:tab/>8</text:p>
          <text:p text:style-name="P5">4.5.2showSoap attribute<text:tab/>8</text:p>
          <text:p text:style-name="P5">4.5.3ignoreSoapFault attribute<text:tab/>9</text:p>
          <text:p text:style-name="P5">4.5.4timeout attribute<text:tab/>9</text:p>
          <text:p text:style-name="P5">4.5.5appendMessagesTo attribute<text:tab/>9</text:p>
          <text:p text:style-name="P5">4.5.6Using the default mechanism<text:tab/>9</text:p>
          <text:p text:style-name="P6">4.6delete command<text:tab/>10</text:p>
          <text:p text:style-name="P6">4.7fault command<text:tab/>10</text:p>
          <text:p text:style-name="P6">4.8sleep command<text:tab/>10</text:p>
          <text:p text:style-name="P6">4.9createXmlVar command<text:tab/>10</text:p>
          <text:p text:style-name="P6">4.10stripPrefixes command<text:tab/>10</text:p>
          <text:p text:style-name="P6">4.11Experimental commands<text:tab/>11</text:p>
          <text:p text:style-name="P5">4.11.1var command<text:tab/>11</text:p>
          <text:p text:style-name="P5">4.11.2script command<text:tab/>11</text:p>
          <text:p text:style-name="P7">5Examples<text:tab/>11</text:p>
          <text:p text:style-name="P6">5.1Hello World<text:tab/>11</text:p>
          <text:p text:style-name="P6">5.2Echo<text:tab/>12</text:p>
          <text:p text:style-name="P7">6Configuration<text:tab/>12</text:p>
          <text:p text:style-name="P6">6.1script.cache configuration<text:tab/>12</text:p>
          <text:p text:style-name="P6">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8">To make a method that calls a number of different methods (a composite service).</text:p>
        </text:list-item>
        <text:list-item>
          <text:p text:style-name="P8">To wrap an existing method with some simple transformations.</text:p>
        </text:list-item>
        <text:list-item>
          <text:p text:style-name="P8">To provide a set of methods in the same namespace, which have different underlying technical implementations, and are thus implemented on different application connectors (and thus with different namespaces).</text:p>
        </text:list-item>
        <text:list-item>
          <text:p text:style-name="P8">For all kind of simple testing and prototyping purposes, such as a HelloWorld or a Echo service.</text:p>
        </text:list-item>
        <text:list-item>
          <text:p text:style-name="P8">(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9">an input message is received</text:p>
        </text:list-item>
        <text:list-item>
          <text:p text:style-name="P9">do some stuff in the script</text:p>
        </text:list-item>
        <text:list-item>
          <text:p text:style-name="P9">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0"><text:span text:style-name="T4">/input </text:span>contains the input XML request message</text:p>
        </text:list-item>
        <text:list-item>
          <text:p text:style-name="P10"><text:span text:style-name="T4">/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4">xml</text:span> command in Chapter <text:soft-page-break/><text:reference-ref text:reference-format="chapter" text:ref-name="xml command">4.10</text:reference-ref>), but it is not sure if this feature is really needed. </text:p>
      <text:p text:style-name="Text_20_body">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11">xml expressions</text:p>
        </text:list-item>
        <text:list-item>
          <text:p text:style-name="P11">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p text:style-name="Standard">If the syntax .. is used in a path, the parent element will be returned. This can be used to access the SOAP header of the input. The following example will return the SOAP header from the call.</text:p>
      <text:p text:style-name="Standard"/>
      <text:p text:style-name="code">&lt;implementation type="RelayCall"&gt; </text:p>
      <text:p text:style-name="code"><text:s text:c="2"/>&lt;xmlns prefix="SOAP" namespace="http://schemas.xmlsoap.org/soap/envelope/"/&gt; </text:p>
      <text:p text:style-name="code"><text:s text:c="2"/>&lt;output xml="/input/../../SOAP:Header"/&gt; </text:p>
      <text:p text:style-name="code">&lt;/implementation&g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12">if the expression contains one or more + signs, it is split into several sub expressions, which will be concatenated</text:p>
        </text:list-item>
        <text:list-item>
          <text:p text:style-name="P12">if an expression starts with / it is assumed to be a XML variable.</text:p>
        </text:list-item>
        <text:list-item>
          <text:p text:style-name="P12"><text:soft-page-break/>if an expression contains :: it is assumed to be calling a static java function</text:p>
        </text:list-item>
        <text:list-item>
          <text:p text:style-name="P12">if an expression is surrounded by ${ and } it is supposed to be a text variable</text:p>
        </text:list-item>
        <text:list-item>
          <text:p text:style-name="P12">if an expression is surrounded by square brackets [ and ] it is supposed to be a constant string</text:p>
        </text:list-item>
        <text:list-item>
          <text:p text:style-name="P12">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13">The <text:span text:style-name="T4">append</text:span> command appends data to existing XML variables.</text:p>
        </text:list-item>
        <text:list-item>
          <text:p text:style-name="P13">The <text:span text:style-name="T4">output</text:span> command appends data to the output XML variable.</text:p>
        </text:list-item>
        <text:list-item>
          <text:p text:style-name="P13">The <text:span text:style-name="T4">call</text:span> command creates a new SOAP XML request message and appends data to this XML before sending this request.</text:p>
        </text:list-item>
        <text:list-item>
          <text:p text:style-name="P13">The <text:span text:style-name="T4">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15">element, adds a new element</text:p>
        </text:list-item>
        <text:list-item>
          <text:p text:style-name="P15">attribute, adds a new attribute</text:p>
        </text:list-item>
        <text:list-item>
          <text:p text:style-name="P15">text, adds new text</text:p>
        </text:list-item>
        <text:list-item>
          <text:p text:style-name="P15">cdata, adds new cdata section</text:p>
        </text:list-item>
        <text:list-item>
          <text:p text:style-name="P15">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4">output</text:span> command, but the <text:span text:style-name="T4">call</text:span>, <text:span text:style-name="T4">append</text:span> and <text:span text:style-name="T4">createXmlVar</text:span> command all share this syntax.</text:p>
      <text:p text:style-name="code">&lt;outpu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text:soft-page-break/><text:s text:c="2"/>&gt;</text:p>
      <text:p text:style-name="code"><text:s text:c="4"/>&lt;!-- nested elements, attributes, etc if needed --&gt;</text:p>
      <text:p text:style-name="code"><text:s text:c="2"/>&lt;/element&gt;</text:p>
      <text:p text:style-name="code"/>
      <text:p text:style-name="code"><text:s text:c="2"/>&lt;attribute name="<text:span text:style-name="T1">attribute-name</text:span>" text="<text:span text:style-name="T1">text-expression</text:span>" /&gt;</text:p>
      <text:p text:style-name="code"><text:s text:c="2"/>&lt;text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text&gt;</text:p>
      <text:p text:style-name="code"><text:s text:c="2"/>&lt;cdata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16">If the name attribute is present, a child element with that name is created, and all content is added under this element.</text:p>
        </text:list-item>
        <text:list-item>
          <text:p text:style-name="P14">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oft-page-break/><text:s text:c="2"/>&lt;include childrenOf="/input/field1"/&gt;</text:p>
      <text:p text:style-name="code">&lt;/output&gt;</text:p>
      <text:p text:style-name="Text_20_body"/>
      <text:p text:style-name="Text_20_body"/>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oft-page-break/><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 text:c="4"/>&lt;/demo&gt;</text:p>
      <text:p text:style-name="Standard">Note that t</text:p>
      <text:p text:style-name="Standard"/>
      <text:p text:style-name="Standard"/>
      <text:p text:style-name="Standard">The <text:span text:style-name="T4">element</text:span>, <text:span text:style-name="T4">text</text:span> and <text:span text:style-name="T4">cdata</text:span> elements all have an optional <text:span text:style-name="T4">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p text:style-name="Standard">The <text:span text:style-name="T4">element</text:span>, <text:span text:style-name="T4">text</text:span> and <text:span text:style-name="T4">cdata</text:span> elements also have optional <text:span text:style-name="T4">prefix</text:span> and <text:span text:style-name="T4">namespace</text:span> attributes. The exact behavior is quite complex, but should be intuitive for the common cases.</text:p>
      <text:list text:style-name="L11">
        <text:list-item>
          <text:p text:style-name="P19">If a <text:span text:style-name="T4">prefix</text:span> attribute is present, the name of the node is prefixed with this prefix. This will also be the case when no <text:span text:style-name="T4">name</text:span> attribute is present, and thus no new element is created. In this case the name of the existing node is changed to use the given prefix. You do not need to also define a namespace, and can use only a prefix. </text:p>
        </text:list-item>
        <text:list-item>
          <text:p text:style-name="P21">The default behaviour is the to use the namespace as defined in one of the previous xmlns commands. <text:s/>This can be overridden by setting the attribute scriptXmlns to false. </text:p>
        </text:list-item>
        <text:list-item>
          <text:p text:style-name="P21">If scriptXmlns is false, or the script contains no xmlns command for this prefix, the namespace will be unknown. In this case one must make sure that the prefix is defined in some higher level, otherwise <text:s/>this will result in an XML error.</text:p>
        </text:list-item>
        <text:list-item>
          <text:p text:style-name="P19">If a <text:s/><text:span text:style-name="T4">namespace</text:span> attribute is present, or this is found as an xmlns command earlier in the script, the element will be ensured to get this namespace. The mechanism will not add a xmlns attribute, if the correct namespace is already defined in a parent element. This behavior can be changed by setting the reduceXmlns attribute to false.</text:p>
        </text:list-item>
        <text:list-item>
          <text:p text:style-name="P21">If a prefix is given, the element name will have this prefix, and a "xmnls:<text:span text:style-name="T1">prefix</text:span>" attribute will be added (if needed).</text:p>
        </text:list-item>
        <text:list-item>
          <text:p text:style-name="P21">If no prefix is given, the element name will have no prefix, using the default mechanism, and a "xmnls" attribute will be added (if needed).</text:p>
        </text:list-item>
      </text:list>
      <text:p text:style-name="P20"/>
      <text:h text:style-name="Heading_20_1" text:outline-level="1">Command reference</text:h>
      <text:h text:style-name="Heading_20_2" text:outline-level="2"><text:span text:style-name="T4">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4">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9">
        <text:list-item>
          <text:p text:style-name="P17">namespace</text:p>
        </text:list-item>
        <text:list-item>
          <text:p text:style-name="P17">async</text:p>
        </text:list-item>
        <text:list-item>
          <text:p text:style-name="P17">showSoap</text:p>
        </text:list-item>
      </text:list>
      <text:h text:style-name="Heading_20_2" text:outline-level="2"><text:reference-mark text:name="xmlns-command"/><text:span text:style-name="T4">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7">ns</text:span>:node"/&gt;</text:p>
      <text:h text:style-name="Heading_20_2" text:outline-level="2"><text:span text:style-name="T4">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text:soft-page-break/>&lt;append to="<text:span text:style-name="T3">/output</text:span>" name="<text:span text:style-name="T3">city</text:span>" text="<text:span text:style-name="T3">New York</text:span>"/&gt;</text:p>
      <text:p text:style-name="Standard"/>
      <text:p text:style-name="code">&lt;append to="<text:span text:style-name="T3">/output</text:span>"&gt;</text:p>
      <text:p text:style-name="code"><text:s text:c="2"/>&lt;element name="<text:span text:style-name="T3">city</text:span>" text="<text:span text:style-name="T3">New York</text:span>"/&gt;</text:p>
      <text:p text:style-name="code">&lt;/append&gt;</text:p>
      <text:p text:style-name="Standard"/>
      <text:h text:style-name="Heading_20_2" text:outline-level="2"><text:span text:style-name="T4">output</text:span> command</text:h>
      <text:p text:style-name="code">&lt;output name="<text:span text:style-name="T1">varname</text:span>" [xml="<text:span text:style-name="T1">xml-expression</text:span>"] [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h text:style-name="Heading_20_2" text:outline-level="2"><text:reference-mark-start text:name="call command"/><text:span text:style-name="T4">call</text:span> command<text:reference-mark-end text:name="call command"/></text:h>
      <text:p text:style-name="code">&lt;call method="<text:span text:style-name="T1">method-name"</text:span></text:p>
      <text:p text:style-name="code"><text:span text:style-name="T3"><text:s text:c="2"/>[namespace="</text:span><text:span text:style-name="T1">namespace"]</text:span><text:span text:style-name="T3">*</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3"><text:s text:c="2"/>[resultVar="</text:span><text:span text:style-name="T1">result-var-name</text:span><text:span text:style-name="T3">"]</text:span></text:p>
      <text:p text:style-name="code"><text:span text:style-name="T3"><text:s text:c="2"/>[timeout="</text:span><text:span text:style-name="T1">millisec</text:span><text:span text:style-name="T3">"]</text:span></text:p>
      <text:p text:style-name="P2"/>
      <text:p text:style-name="code"><text:span text:style-name="T3"><text:s text:c="2"/>[name</text:span><text:span text:style-name="T1">="element-name"</text:span><text:span text:style-name="T3">]</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3">This command will execute a method call </text:span><text:span text:style-name="T1">method-name </text:span><text:span text:style-name="T3">in </text:span><text:span text:style-name="T1">namespace</text:span><text:span text:style-name="T3">. The response of this call will be </text:span><text:span text:style-name="T3">stored in a variable </text:span><text:span text:style-name="T1">result-var-name</text:span><text:span text:style-name="T3">. If the </text:span><text:span text:style-name="T5">resultVar </text:span><text:span text:style-name="T3">attribute is not set, this will default to </text:span><text:span text:style-name="T1">method-name</text:span><text:span text:style-name="T3">. </text:span></text:p>
      <text:p text:style-name="P1"/>
      <text:h text:style-name="Heading_20_3" text:outline-level="3"><text:span text:style-name="T5">async</text:span> attribute</text:h>
      <text:p text:style-name="Standard"><text:span text:style-name="T3">If the </text:span><text:span text:style-name="T5">async</text:span><text:span text:style-name="T3"> flag is true, the script sends the request message and will not wait for the response, but will continue processing the next steps of the script. If the script evaluates an expression that refers to </text:span><text:soft-page-break/><text:span text:style-name="T1">result-var-name</text:span><text:span text:style-name="T3">, and this variable is not yet filled, the script will then block until a response message is received. The default value for the </text:span><text:span text:style-name="T5">async</text:span><text:span text:style-name="T3"> attribute is false.</text:span></text:p>
      <text:p text:style-name="P1"/>
      <text:h text:style-name="Heading_20_3" text:outline-level="3"><text:span text:style-name="T5">showSoap</text:span> attribute</text:h>
      <text:p text:style-name="Standard"><text:span text:style-name="T3">If the </text:span><text:span text:style-name="T5">showSoap</text:span><text:span text:style-name="T3">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5">ignoreSoapFault</text:span><text:span text:style-name="T3"> attribute</text:span></text:h>
      <text:p text:style-name="P1">If the <text:span text:style-name="T4">ignoreSoapFault</text:span> attribute is set to true, a SOAP:Fault response will not result in an error, but teh SOAP:Fault message will be stored in the resultVar. If this attribute is set to false (the default behaviour), the processing of the script will finish and a SOAP:Fault will be returned as result of the script.</text:p>
      <text:p text:style-name="P1"/>
      <text:h text:style-name="P3" text:outline-level="3"><text:span text:style-name="T4">timeout</text:span> attribute</text:h>
      <text:p text:style-name="P4">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3" text:outline-level="3"><text:span text:style-name="T4">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text:soft-page-break/>Note that when using async calls, the order of the response messages is not defined.</text:p>
      <text:p text:style-name="P1"/>
      <text:h text:style-name="Heading_20_3" text:outline-level="3">Using the default mechanism</text:h>
      <text:p text:style-name="Standard">The <text:span text:style-name="T4">async,</text:span><text:span text:style-name="T6"> </text:span><text:span text:style-name="T4">showSoap,</text:span> <text:s/><text:span text:style-name="T4">namespace, ignoreSoapFault</text:span><text:span text:style-name="T6"> and </text:span><text:span text:style-name="T4">appendMessagesTo</text:span> attributes will use a default attribute if set with the default command. </text:p>
      <text:p text:style-name="Standard">If no <text:span text:style-name="T4">async</text:span> attribute is set directly or using the default command, it will default to false.</text:p>
      <text:p text:style-name="Standard">If no <text:span text:style-name="T4">showSOAP</text:span> attribute is set directly or using the default command, it will default to false.</text:p>
      <text:p text:style-name="Standard">If no <text:span text:style-name="T4">ignoreSoapFault</text:span> attribute is set directly or using the default command, it will default to false.</text:p>
      <text:p text:style-name="Standard">If no <text:span text:style-name="T4">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4">namespace</text:span> attribute is set directly or using the default command this is an error.</text:p>
      <text:p text:style-name="Standard"/>
      <text:h text:style-name="Heading_20_2" text:outline-level="2"><text:span text:style-name="T4">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4">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4">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4">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text:soft-page-break/>name is not a problem.</text:p>
      <text:p text:style-name="Standard"/>
      <text:h text:style-name="Heading_20_2" text:outline-level="2"><text:span text:style-name="T4">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text:style-name="L10">
        <text:list-item>
          <text:p text:style-name="P18">When the xml attribute is used, this xml node is stripped of the prefix and if the recursive flag is present all it's direct and indirect children are stripped as well recursively.</text:p>
        </text:list-item>
        <text:list-item>
          <text:p text:style-name="P18">When the childrenOf attribute is used, this xml node itself is <text:span text:style-name="T7">not </text:span>stripped of the prefix, but it's 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3">/input</text:span>"/&gt;</text:p>
      <text:p text:style-name="Standard"/>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4">var</text:span> command</text:h>
      <text:p text:style-name="code">&lt;var name="<text:span text:style-name="T1">varname</text:span>" value="<text:span text:style-name="T1">text-expression</text:span>"/&gt;</text:p>
      <text:p text:style-name="Standard">This command defines a text variable, similar to the <text:span text:style-name="T4">xml</text:span> command that defines a XML variable. It is not sure if such variables are really needed, and the mechanism for expressions and variables might be changed in future.</text:p>
      <text:h text:style-name="Heading_20_3" text:outline-level="3"><text:span text:style-name="T4">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he macro facility, and might be useful for conditional or looping constructs.</text:p>
      <text:h text:style-name="Heading_20_3" text:outline-level="3" text:is-list-header="true"><text:soft-page-break/></text:h>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Echo</text:h>
      <text:p text:style-name="code">&lt;implementation type="RelayCall"&gt;</text:p>
      <text:p text:style-name="code"><text:s text:c="2"/>&lt;output xml="/input"/&gt;</text:p>
      <text:p text:style-name="code">&lt;/implementation&gt;</text:p>
      <text:p text:style-name="Text_20_body"/>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pan text:style-name="T4">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4">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8-11-19T16:21:40</dc:date>
    <meta:editing-cycles>37</meta:editing-cycles>
    <meta:editing-duration>P2DT20H45M1S</meta:editing-duration>
    <meta:user-defined meta:name="Info 1"/>
    <meta:user-defined meta:name="Info 2"/>
    <meta:user-defined meta:name="Info 3"/>
    <meta:user-defined meta:name="Info 4"/>
    <meta:document-statistic meta:table-count="0" meta:image-count="0" meta:object-count="0" meta:page-count="13" meta:paragraph-count="333" meta:word-count="3248" meta:character-count="20709"/>
  </office:meta>
</office:document-meta>
</file>